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un Icon Credits:</text:p>
      <text:p text:style-name="Standard">Run graphic by &lt;a href="http://www.freepik.com/"&gt;Freepik&lt;/a&gt; from &lt;a href="http://www.flaticon.com/"&gt;Flaticon&lt;/a&gt; is licensed under &lt;a href="http://creativecommons.org/licenses/by/3.0/" title="Creative Commons BY 3.0"&gt;CC BY 3.0&lt;/a&gt;. Made with &lt;a href="http://logomakr.com" title="Logo Maker"&gt;Logo Maker&lt;/a&gt;</text:p>
      <text:p text:style-name="Standard"/>
      <text:p text:style-name="Standard">Monitor Icon Credits:</text:p>
      <text:p text:style-name="Standard">Computer Monitor graphic by &lt;a href="http://www.freepik.com"&gt;Freepik&lt;/a&gt; from &lt;a href="http://www.flaticon.com/"&gt;Flaticon&lt;/a&gt; is licensed under &lt;a href="http://creativecommons.org/licenses/by/3.0/" title="Creative Commons BY 3.0"&gt;CC BY 3.0&lt;/a&gt;. Made with &lt;a href="http://logomakr.com" title="Logo Maker"&gt;Logo Maker&lt;/a&gt;</text:p>
      <text:p text:style-name="Standard"/>
      <text:p text:style-name="Standard">Email Icon Credits:</text:p>
      <text:p text:style-name="Standard">Email graphic by &lt;a href="http://www.freepik.com"&gt;Freepik&lt;/a&gt; from &lt;a href="http://www.flaticon.com/"&gt;Flaticon&lt;/a&gt; is licensed under &lt;a href="http://creativecommons.org/licenses/by/3.0/" title="Creative Commons BY 3.0"&gt;CC BY 3.0&lt;/a&gt;. Made with &lt;a href="http://logomakr.com" title="Logo Maker"&gt;Logo Maker&lt;/a&gt;</text:p>
      <text:p text:style-name="Standard"/>
      <text:p text:style-name="Standard">background https://unsplash.com/search/fog%20mountain?photo=8BmNurlVR6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04T09:28:28.088000000</meta:creation-date>
    <dc:date>2016-08-04T12:48:08.77</dc:date>
    <meta:editing-duration>PT10M13S</meta:editing-duration>
    <meta:editing-cycles>4</meta:editing-cycles>
    <meta:generator>OpenOffice/4.1.2$Win32 OpenOffice.org_project/412m3$Build-9782</meta:generator>
    <dc:creator>David Tanioka</dc:creator>
    <meta:document-statistic meta:table-count="0" meta:image-count="0" meta:object-count="0" meta:page-count="1" meta:paragraph-count="7" meta:word-count="90" meta:character-count="1059"/>
  </office:meta>
</office:document-meta>
</file>